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f00" officeooo:paragraph-rsid="000d5f00"/>
    </style:style>
    <style:style style:name="P2" style:family="paragraph" style:parent-style-name="Standard">
      <style:text-properties officeooo:rsid="000d5f00" officeooo:paragraph-rsid="000f16a4"/>
    </style:style>
    <style:style style:name="P3" style:family="paragraph" style:parent-style-name="Standard">
      <style:paragraph-properties fo:text-align="center" style:justify-single-word="false"/>
      <style:text-properties fo:font-size="18pt" officeooo:rsid="000d5f00" officeooo:paragraph-rsid="0010c173" style:font-size-asian="18pt" style:font-size-complex="18pt"/>
    </style:style>
    <style:style style:name="P4" style:family="paragraph" style:parent-style-name="Standard">
      <style:text-properties officeooo:rsid="000f16a4" officeooo:paragraph-rsid="000f16a4"/>
    </style:style>
    <style:style style:name="P5" style:family="paragraph" style:parent-style-name="Standard">
      <style:text-properties officeooo:rsid="000f16a4" officeooo:paragraph-rsid="0010c173"/>
    </style:style>
    <style:style style:name="P6" style:family="paragraph" style:parent-style-name="Standard">
      <style:text-properties officeooo:rsid="0010c173" officeooo:paragraph-rsid="0010c173"/>
    </style:style>
    <style:style style:name="T1" style:family="text">
      <style:text-properties officeooo:rsid="0010c1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をインストールしてインフィニティから</text:p>
      <text:p text:style-name="P3"><text:span text:style-name="T1">openposeのデータを受け取る</text:span></text:p>
      <text:p text:style-name="P1"/>
      <text:p text:style-name="P1">labkubota@labkubota-432:~$ sudo apt install mysql-server mysql-client</text:p>
      <text:p text:style-name="P1"><text:tab/>インストール時は学校のネットワークにつながっているとできない。</text:p>
      <text:p text:style-name="P1"><text:tab/>ポケットwifiにつなぐ(iicx-a)</text:p>
      <text:p text:style-name="P1"/>
      <text:p text:style-name="P1">labkubota@labkubota-432:~$ pip3 install mysql-connector-python</text:p>
      <text:p text:style-name="P1"/>
      <text:p text:style-name="P1"/>
      <text:p text:style-name="P1">labkubota@labkubota-432:~$ mysql -u root -p</text:p>
      <text:p text:style-name="P1"><text:tab/>でmySQLに入れるようになるか確認</text:p>
      <text:p text:style-name="P1"><text:tab/>Ctrl+Dで抜ける</text:p>
      <text:p text:style-name="P1"/>
      <text:p text:style-name="P1">labkubota@labkubota-432:~$ python3</text:p>
      <text:p text:style-name="P1">Python 3.5.2 (default, Oct <text:s/>8 2019, 13:06:37) </text:p>
      <text:p text:style-name="P1">[GCC 5.4.0 20160609] on linux</text:p>
      <text:p text:style-name="P1">Type "help", "copyright", "credits" or "license" for more information.</text:p>
      <text:p text:style-name="P1">&gt;&gt;&gt; import mysql.connector</text:p>
      <text:p text:style-name="P1">&gt;&gt;&gt; </text:p>
      <text:p text:style-name="P1"><text:tab/>でmport mysql.connectorできるか確認</text:p>
      <text:p text:style-name="P1"/>
      <text:p text:style-name="P1"/>
      <text:p text:style-name="P2">labkubota@labkubota-432:~$ mysql -u root -p</text:p>
      <text:p text:style-name="P4">Enter password: </text:p>
      <text:p text:style-name="P4">Welcome to the MySQL monitor. <text:s/>Commands end with ; or \g.</text:p>
      <text:p text:style-name="P4">Your MySQL connection id is 6</text:p>
      <text:p text:style-name="P4">Server version: 5.7.28-0ubuntu0.16.04.2 (Ubuntu)</text:p>
      <text:p text:style-name="P4"/>
      <text:p text:style-name="P4">Copyright (c) 2000, 2019, Oracle and/or its affiliates. All rights reserved.</text:p>
      <text:p text:style-name="P4"/>
      <text:p text:style-name="P4">Oracle is a registered trademark of Oracle Corporation and/or its</text:p>
      <text:p text:style-name="P4">affiliates. Other names may be trademarks of their respective</text:p>
      <text:p text:style-name="P4">owners.</text:p>
      <text:p text:style-name="P4"/>
      <text:p text:style-name="P4">Type 'help;' or '\h' for help. Type '\c' to clear the current input statement.</text:p>
      <text:p text:style-name="P4"/>
      <text:p text:style-name="P4">mysql&gt;create database data_exchange;</text:p>
      <text:p text:style-name="P4">Query OK, 1 row affected (0.00 sec)</text:p>
      <text:p text:style-name="P4"/>
      <text:p text:style-name="P4">mysql&gt; show databases;</text:p>
      <text:p text:style-name="P4">+--------------------+</text:p>
      <text:p text:style-name="P4">| Database <text:s text:c="10"/>|</text:p>
      <text:p text:style-name="P4">+--------------------+</text:p>
      <text:p text:style-name="P4">| information_schema |</text:p>
      <text:p text:style-name="P4">| data_exchange <text:s text:c="5"/>|</text:p>
      <text:p text:style-name="P4">| mysql <text:s text:c="13"/>|</text:p>
      <text:p text:style-name="P4">| performance_schema |</text:p>
      <text:p text:style-name="P4">| sys <text:s text:c="15"/>|</text:p>
      <text:p text:style-name="P4">+--------------------+</text:p>
      <text:p text:style-name="P4"><text:soft-page-break/>5 rows in set (0.00 sec)</text:p>
      <text:p text:style-name="P4"/>
      <text:p text:style-name="P4">mysql&gt; create user ext_user;</text:p>
      <text:p text:style-name="P4">Query OK, 0 rows affected (0.00 sec)</text:p>
      <text:p text:style-name="P4"/>
      <text:p text:style-name="P4">mysql&gt; select user, host from mysql.user;</text:p>
      <text:p text:style-name="P4">+------------------+-----------+</text:p>
      <text:p text:style-name="P4">| user <text:s text:c="12"/>| host <text:s text:c="5"/>|</text:p>
      <text:p text:style-name="P4">+------------------+-----------+</text:p>
      <text:p text:style-name="P4">| ext_user <text:s text:c="8"/>| % <text:s text:c="8"/>|</text:p>
      <text:p text:style-name="P4">| debian-sys-maint | localhost |</text:p>
      <text:p text:style-name="P4">| mysql.session <text:s text:c="3"/>| localhost |</text:p>
      <text:p text:style-name="P4">| mysql.sys <text:s text:c="7"/>| localhost |</text:p>
      <text:p text:style-name="P4">| root <text:s text:c="12"/>| localhost |</text:p>
      <text:p text:style-name="P4">+------------------+-----------+</text:p>
      <text:p text:style-name="P4">5 rows in set (0.00 sec)</text:p>
      <text:p text:style-name="P4"/>
      <text:p text:style-name="P4"/>
      <text:p text:style-name="P4"/>
      <text:p text:style-name="P4"/>
      <text:p text:style-name="P6">labkubota@labkubota-432:~$sudo netstat -tlpn</text:p>
      <text:p text:style-name="P6">[sudo] password for kubotalab: </text:p>
      <text:p text:style-name="P6">Active Internet connections (only servers)</text:p>
      <text:p text:style-name="P6">Proto Recv-Q Send-Q Local Address <text:s text:c="10"/>Foreign Address <text:s text:c="8"/>State <text:s text:c="6"/>PID/Program name</text:p>
      <text:p text:style-name="P6">tcp <text:s text:c="7"/>0 <text:s text:c="5"/>0 127.0.1.1:53 <text:s text:c="11"/>0.0.0.0:* <text:s text:c="14"/>LISTEN <text:s text:c="5"/>12968/dnsmasq <text:s text:c="2"/></text:p>
      <text:p text:style-name="P6">tcp <text:s text:c="7"/>0 <text:s text:c="5"/>0 127.0.0.1:631 <text:s text:c="10"/>0.0.0.0:* <text:s text:c="14"/>LISTEN <text:s text:c="5"/>15026/cupsd <text:s text:c="4"/></text:p>
      <text:p text:style-name="P6">tcp <text:s text:c="7"/>0 <text:s text:c="5"/>0 127.0.0.1:5984 <text:s text:c="9"/>0.0.0.0:* <text:s text:c="14"/>LISTEN <text:s text:c="5"/>1515/beam.smp <text:s text:c="2"/></text:p>
      <text:p text:style-name="P6">tcp <text:s text:c="7"/>0 <text:s text:c="5"/>0 127.0.0.1:3306 <text:s text:c="9"/>0.0.0.0:* <text:s text:c="14"/>LISTEN <text:s text:c="5"/>19617/mysqld <text:s text:c="3"/></text:p>
      <text:p text:style-name="P6">tcp <text:s text:c="7"/>0 <text:s text:c="5"/>0 127.0.0.1:6379 <text:s text:c="9"/>0.0.0.0:* <text:s text:c="14"/>LISTEN <text:s text:c="5"/>1197/redis-server 1</text:p>
      <text:p text:style-name="P6">tcp6 <text:s text:c="6"/>0 <text:s text:c="5"/>0 ::1:631 <text:s text:c="16"/>:::* <text:s text:c="19"/>LISTEN <text:s text:c="5"/>15026/cupsd <text:s text:c="4"/></text:p>
      <text:p text:style-name="P4"/>
      <text:p text:style-name="P4">となっているので</text:p>
      <text:p text:style-name="P4"/>
      <text:p text:style-name="P4">kubotalab@kubotalab-123:~$ sudo gedit /etc/mysql/mysql.conf.d/mysqld.cnf </text:p>
      <text:p text:style-name="P5"><text:tab/>で<text:span text:style-name="T1">root権限で</text:span>mysqld.cnf を開く。<text:span text:style-name="T1">(root権限じゃないと編集できない)</text:span></text:p>
      <text:p text:style-name="P5"><text:tab/><text:span text:style-name="T1">bind- adress <text:s text:c="3"/>= <text:s text:c="3"/>127.0.0.1 <text:s text:c="2"/>のか言うところをコメントアウト</text:span></text:p>
      <text:p text:style-name="P5"><text:tab/><text:span text:style-name="T1">bind- adress <text:s text:c="3"/>= <text:s text:c="3"/>0.0.0.0 <text:s/>にする</text:span></text:p>
      <text:p text:style-name="P5"/>
      <text:p text:style-name="P5">すると</text:p>
      <text:p text:style-name="P5"/>
      <text:p text:style-name="P5"/>
      <text:p text:style-name="P6">labkubota@labkubota-432:~$sudo netstat -ant</text:p>
      <text:p text:style-name="P6">Active Internet connections (servers and established)</text:p>
      <text:p text:style-name="P6">Proto Recv-Q Send-Q Local Address <text:s text:c="10"/>Foreign Address <text:s text:c="8"/>State <text:s text:c="5"/></text:p>
      <text:p text:style-name="P6">tcp <text:s text:c="7"/>0 <text:s text:c="5"/>0 0.0.0.0:3306 <text:s text:c="11"/>0.0.0.0:* <text:s text:c="14"/>LISTEN <text:s text:c="4"/></text:p>
      <text:p text:style-name="P6">tcp <text:s text:c="7"/>0 <text:s text:c="5"/>0 127.0.1.1:53 <text:s text:c="11"/>0.0.0.0:* <text:s text:c="14"/>LISTEN <text:s text:c="4"/></text:p>
      <text:p text:style-name="P6">tcp <text:s text:c="7"/>0 <text:s text:c="5"/>0 127.0.0.1:631 <text:s text:c="10"/>0.0.0.0:* <text:s text:c="14"/>LISTEN <text:s text:c="4"/></text:p>
      <text:p text:style-name="P6">tcp6 <text:s text:c="6"/>0 <text:s text:c="5"/>0 ::1:631 <text:s text:c="16"/>:::* <text:s text:c="19"/>LISTEN <text:s text:c="3"/></text:p>
      <text:p text:style-name="P6"/>
      <text:p text:style-name="P6"/>
      <text:p text:style-name="P6">のようになる(ことを確認)</text:p>
      <text:p text:style-name="P6"><text:soft-page-break/>PCを再起動したらインフィニティと接続できるようになる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9:10:24.343283575</meta:creation-date>
    <dc:date>2020-01-08T19:42:16.065148802</dc:date>
    <meta:editing-duration>PT16S</meta:editing-duration>
    <meta:editing-cycles>1</meta:editing-cycles>
    <meta:document-statistic meta:table-count="0" meta:image-count="0" meta:object-count="0" meta:page-count="3" meta:paragraph-count="78" meta:word-count="529" meta:character-count="3280" meta:non-whitespace-character-count="2386"/>
    <meta:generator>LibreOffice/5.1.6.2$Linux_X86_64 LibreOffice_project/10m0$Build-2</meta:generator>
  </office:meta>
</office:document-meta>
</file>